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eview questions</text:p>
      <text:list xml:id="list9000015271" text:style-name="L1">
        <text:list-item>
          <text:p text:style-name="P1">You are leading a group of C/C++ programmers. You are required to create a web application. Which language/tools would you choose? Justify your choice.</text:p>
        </text:list-item>
        <text:list-item>
          <text:p text:style-name="P1">You are leading a group of C/C++ programmers. You are required to make your application usable from the web. What language or tools would you choose? Justify your choice.</text:p>
        </text:list-item>
        <text:list-item>
          <text:p text:style-name="P1">You have extended a code which used some lists. You have used copies of lists <text:s/>- a_copy = list(a) - to make sure that the existing code does not break. But some people are insisting that you have broken the application. Can they be right? Explain with an example.</text:p>
        </text:list-item>
        <text:list-item>
          <text:p text:style-name="P1">Your tech lead had advised that you should write compact code. </text:p>
          <text:list>
            <text:list-item>
              <text:p text:style-name="P1">Explain why.</text:p>
            </text:list-item>
            <text:list-item>
              <text:p text:style-name="P1">You used while (x=get_next()){...}and your reviewer was very harsh. You pointed out what the tech lead had said; but he wasn't convinced at all. Explain the reviewer's position. </text:p>
            </text:list-item>
          </text:list>
        </text:list-item>
        <text:list-item>
          <text:p text:style-name="P1">Rewrite the following code fragment using a generator and compare the two.</text:p>
          <text:p text:style-name="P1">for x in lov:<text:line-break/> <text:s text:c="4"/>if select(x):<text:line-break/> <text:s text:c="8"/>process(x) </text:p>
        </text:list-item>
        <text:list-item>
          <text:p text:style-name="P1">l = list(), s=str(). You can append to l but not to s. Explain.</text:p>
        </text:list-item>
        <text:list-item>
          <text:p text:style-name="P1">You have written an algorithm for square root function. Explain the coding involved in testing it. What code would you add and where.</text:p>
          <text:list>
            <text:list-item>
              <text:p text:style-name="P1">You have changed the algorithm. What do you need to do to test this version of the code? Explain with respect to the earlier step.</text:p>
            </text:list-item>
          </text:list>
        </text:list-item>
        <text:list-item>
          <text:p text:style-name="P1">You have written an algorithm to select lowest priced item in a category from a database. How would you test it? Explain the steps and the code you need to write/add.</text:p>
        </text:list-item>
        <text:list-item>
          <text:p text:style-name="P1">Explain elements of coding standards and why do they help in creating correct code.</text:p>
        </text:list-item>
        <text:list-item>
          <text:p text:style-name="P1">Name That Design Pattern </text:p>
          <text:list>
            <text:list-item>
              <text:p text:style-name="P3">Create a mechanism such that when one object changes its state, all its dependent observers are notified and updated.</text:p>
            </text:list-item>
            <text:list-item>
              <text:p text:style-name="P3">Provide an interface for creating objects without specifying their concrete classes. </text:p>
            </text:list-item>
            <text:list-item>
              <text:p text:style-name="P3">Use sharing to support large numbers of fine-grained objects efficiently. </text:p>
            </text:list-item>
            <text:list-item>
              <text:p text:style-name="P3">Give more than one object a chance to handle an incoming message. Pass the request along the chain until an object handles it. </text:p>
            </text:list-item>
            <text:list-item>
              <text:p text:style-name="P3">Encapsulate a request as an object. </text:p>
            </text:list-item>
            <text:list-item>
              <text:p text:style-name="P3">Convert the interface of a class into another interface, expected by clients. </text:p>
            </text:list-item>
          </text:list>
        </text:list-item>
      </text:list>
      <text:p text:style-name="P2"/>
      <text:list xml:id="list1717606964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1965in"/>
      </text:list-level-style-number>
      <text:list-level-style-number text:level="2" text:style-name="Numbering_20_Symbols" style:num-prefix=" " style:num-suffix=")" style:num-format="a">
        <style:list-level-properties text:space-before="0.1972in" text:min-label-width="0.1965in"/>
      </text:list-level-style-number>
      <text:list-level-style-bullet text:level="3" text:style-name="Bullet_20_Symbols" style:num-prefix=" 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7724in" text:min-label-width="0.196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7T16:47:18</meta:creation-date>
    <dc:date>2012-08-21T11:57:34</dc:date>
    <meta:editing-duration>PT13M26S</meta:editing-duration>
    <meta:editing-cycles>2</meta:editing-cycles>
    <meta:generator>LibreOffice/3.5$Linux_X86_64 LibreOffice_project/350m1$Build-3</meta:generator>
    <meta:document-statistic meta:table-count="0" meta:image-count="0" meta:object-count="0" meta:page-count="1" meta:paragraph-count="21" meta:word-count="375" meta:character-count="2136" meta:non-whitespace-character-count="1777"/>
  </office:meta>
</office:document-meta>
</file>